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d92" officeooo:paragraph-rsid="00058d92"/>
    </style:style>
    <style:style style:name="P2" style:family="paragraph" style:parent-style-name="Standard" style:list-style-name="L1">
      <style:text-properties officeooo:rsid="00058d92" officeooo:paragraph-rsid="00058d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s Donnerstag 17.12.15:</text:p>
      <text:list xml:id="list1033727832390649137" text:style-name="L1">
        <text:list-item>
          <text:p text:style-name="P2">Methode</text:p>
        </text:list-item>
        <text:list-item>
          <text:p text:style-name="P2">Programm</text:p>
          <text:list>
            <text:list-item>
              <text:p text:style-name="P2">Bibliotheken</text:p>
            </text:list-item>
          </text:list>
        </text:list-item>
        <text:list-item>
          <text:p text:style-name="P2">Einleitung</text:p>
        </text:list-item>
        <text:list-item>
          <text:p text:style-name="P2">Related Work</text:p>
          <text:list>
            <text:list-item>
              <text:p text:style-name="P2">2 Paper</text:p>
            </text:list-item>
            <text:list-item>
              <text:p text:style-name="P2">evtl. noch ein drittes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t </meta:initial-creator>
    <meta:creation-date>2015-12-10T10:29:51.447695853</meta:creation-date>
    <dc:date>2015-12-10T10:42:31.479181978</dc:date>
    <dc:creator>pht </dc:creator>
    <meta:editing-duration>P0D</meta:editing-duration>
    <meta:editing-cycles>1</meta:editing-cycles>
    <meta:document-statistic meta:table-count="0" meta:image-count="0" meta:object-count="0" meta:page-count="1" meta:paragraph-count="9" meta:word-count="23" meta:character-count="110" meta:non-whitespace-character-count="103"/>
    <meta:generator>LibreOffice/4.2.7.2$Linux_X86_64 LibreOffice_project/420m0$Build-2</meta:generator>
  </office:meta>
</office:document-meta>
</file>